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top" draw:auto-grow-height="false" fo:min-height="0cm" fo:min-width="0cm"/>
    </style:style>
    <style:style style:name="gr3" style:family="graphic" style:parent-style-name="standard">
      <style:graphic-properties draw:marker-start="" draw:marker-start-width="0.102cm"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Ultrafine_20_Dashed" draw:marker-start="" draw:marker-start-width="0.102cm" draw:marker-end="" draw:marker-end-width="0.102cm" draw:fill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objectwithoutfill">
      <style:graphic-properties draw:stroke="dash" draw:stroke-dash="Ultrafine_20_Dashed" draw:marker-start="Arrow" draw:marker-start-width="0.102cm" draw:marker-end="" draw:marker-end-width="0.102cm" draw:fill="none" draw:textarea-horizontal-align="center" draw:textarea-vertical-align="middle"/>
    </style:style>
    <style:style style:name="gr11" style:family="graphic" style:parent-style-name="standard">
      <style:graphic-properties draw:stroke="none" draw:fill="none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none" draw:fill="none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fo:font-weight="bold" style:font-size-asian="22pt" style:font-weight-asian="bold" style:font-size-complex="22pt" style:font-weight-complex="bold"/>
    </style:style>
    <style:style style:name="P3" style:family="paragraph">
      <style:paragraph-properties fo:line-height="80%" fo:text-align="center"/>
    </style:style>
    <style:style style:name="P4" style:family="paragraph">
      <style:paragraph-properties fo:line-height="80%" fo:text-align="center"/>
      <style:text-properties fo:font-size="8pt" style:font-size-asian="20pt" style:font-size-complex="20pt"/>
    </style:style>
    <style:style style:name="P5" style:family="paragraph">
      <style:paragraph-properties fo:text-align="center"/>
      <style:text-properties fo:font-size="8pt" style:font-size-asian="20pt" style:font-size-complex="20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8000" fo:font-size="11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start"/>
      <style:text-properties fo:color="#ff0000" fo:font-size="11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/>
      <style:text-properties fo:font-family="'Times New Roman'" style:font-family-generic="roman" fo:font-size="8pt" style:font-size-asian="8pt" style:font-size-complex="8pt"/>
    </style:style>
    <style:style style:name="P12" style:family="paragraph">
      <style:paragraph-properties fo:text-align="start"/>
      <style:text-properties fo:color="#0000ff" fo:font-size="11pt" fo:font-weight="bold" style:font-size-asian="28pt" style:font-weight-asian="bold" style:font-size-complex="28pt" style:font-weight-complex="bold"/>
    </style:style>
    <style:style style:name="P13" style:family="paragraph">
      <style:paragraph-properties fo:text-align="center"/>
      <style:text-properties fo:font-size="8pt" fo:font-weight="normal" style:font-size-asian="20pt" style:font-weight-asian="normal" style:font-size-complex="20pt" style:font-weight-complex="normal"/>
    </style:style>
    <style:style style:name="T1" style:family="text">
      <style:text-properties fo:font-size="8pt" fo:font-weight="bold" style:font-size-asian="20pt" style:font-weight-asian="bold" style:font-size-complex="20pt" style:font-weight-complex="bold"/>
    </style:style>
    <style:style style:name="T2" style:family="text">
      <style:text-properties fo:font-size="8pt" style:font-size-asian="20pt" style:font-size-complex="20pt"/>
    </style:style>
    <style:style style:name="T3" style:family="text">
      <style:text-properties style:text-position="sub 70%" fo:font-size="8pt" style:font-size-asian="20pt" style:font-size-complex="20pt"/>
    </style:style>
    <style:style style:name="T4" style:family="text">
      <style:text-properties fo:font-size="9pt" fo:font-weight="bold" style:font-size-asian="22pt" style:font-weight-asian="bold" style:font-size-complex="22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 fo:font-size="13pt" fo:font-weight="bold" style:font-size-asian="36pt" style:font-weight-asian="bold" style:font-size-complex="36pt" style:font-weight-complex="bold"/>
    </style:style>
    <style:style style:name="T7" style:family="text">
      <style:text-properties fo:color="#ff0000" fo:font-size="13pt" fo:font-weight="bold" style:font-size-asian="36pt" style:font-weight-asian="bold" style:font-size-complex="36pt" style:font-weight-complex="bold"/>
    </style:style>
    <style:style style:name="T8" style:family="text">
      <style:text-properties fo:color="#0000ff" fo:font-size="13pt" fo:font-weight="bold" style:font-size-asian="36pt" style:font-weight-asian="bold" style:font-size-complex="36pt" style:font-weight-complex="bold"/>
    </style:style>
    <style:style style:name="T9" style:family="text">
      <style:text-properties fo:font-size="8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7.25cm" svg:height="4cm" svg:x="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2.25cm" svg:x="9.25cm" svg:y="2.75cm">
          <text:p text:style-name="P1"><text:span text:style-name="T1">Fet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.25cm" svg:x="9.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.75cm" svg:y1="3.75cm" svg:x2="11.25cm" svg:y2="3.75cm">
          <text:p/>
        </draw:line>
        <draw:custom-shape draw:style-name="gr4" draw:text-style-name="P4" draw:layer="layout" svg:width="1.25cm" svg:height="0.75cm" svg:x="11.25cm" svg:y="4.75cm">
          <text:p text:style-name="P3"><text:span text:style-name="T2">Instr. bytes</text:span></text:p>
          <text:p text:style-name="P3"><text:span text:style-name="T2">buffer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25cm" svg:y1="3.75cm" svg:x2="12.75cm" svg:y2="3.75cm">
          <text:p/>
        </draw:line>
        <draw:rect draw:style-name="gr5" draw:text-style-name="P5" draw:layer="layout" svg:width="0.75cm" svg:height="0.5cm" svg:x="11.5cm" svg:y="2.75cm">
          <text:p text:style-name="P1"><text:span text:style-name="T2">WF</text:span><text:span text:style-name="T3">0</text:span></text:p>
        </draw:rect>
        <draw:rect draw:style-name="gr5" draw:text-style-name="P5" draw:layer="layout" svg:width="0.75cm" svg:height="0.5cm" svg:x="11.5cm" svg:y="3.25cm">
          <text:p text:style-name="P1"><text:span text:style-name="T2">WF</text:span><text:span text:style-name="T3">1</text:span></text:p>
        </draw:rect>
        <draw:rect draw:style-name="gr5" draw:text-style-name="P5" draw:layer="layout" svg:width="0.75cm" svg:height="0.5cm" svg:x="11.5cm" svg:y="4.25cm">
          <text:p text:style-name="P1"><text:span text:style-name="T2">WF</text:span><text:span text:style-name="T3">N-1</text:span></text:p>
        </draw:rect>
        <draw:custom-shape draw:style-name="gr6" draw:text-style-name="P6" draw:layer="layout" svg:width="0.5cm" svg:height="0.75cm" draw:transform="rotate (-1.57079632679579) translate (12.25cm 3.75cm)">
          <text:p text:style-name="P1"><text:span text:style-name="T4">···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25cm" svg:y1="3cm" svg:x2="11.5cm" svg:y2="3cm">
          <text:p/>
        </draw:line>
        <draw:line draw:style-name="gr3" draw:text-style-name="P1" draw:layer="layout" svg:x1="11.25cm" svg:y1="3.5cm" svg:x2="11.5cm" svg:y2="3.5cm">
          <text:p/>
        </draw:line>
        <draw:line draw:style-name="gr3" draw:text-style-name="P1" draw:layer="layout" svg:x1="11.25cm" svg:y1="4.5cm" svg:x2="11.5cm" svg:y2="4.5cm">
          <text:p/>
        </draw:line>
        <draw:line draw:style-name="gr7" draw:text-style-name="P1" draw:layer="layout" svg:x1="11.25cm" svg:y1="3cm" svg:x2="11.25cm" svg:y2="4.5cm">
          <text:p/>
        </draw:line>
        <draw:custom-shape draw:style-name="gr2" draw:text-style-name="P2" draw:layer="layout" svg:width="1.5cm" svg:height="2.25cm" svg:x="12.75cm" svg:y="2.75cm">
          <text:p text:style-name="P1"><text:span text:style-name="T1">Dec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.25cm" svg:x="13cm" svg:y="3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25cm" svg:y1="3.75cm" svg:x2="14.75cm" svg:y2="3.75cm">
          <text:p/>
        </draw:line>
        <draw:custom-shape draw:style-name="gr4" draw:text-style-name="P4" draw:layer="layout" svg:width="1.5cm" svg:height="1.25cm" svg:x="14.5cm" svg:y="4.75cm">
          <text:p text:style-name="P3"><text:span text:style-name="T2">CF Instr.</text:span></text:p>
          <text:p text:style-name="P3"><text:span text:style-name="T2">buffers</text:span></text:p>
          <text:p text:style-name="P3"><text:span text:style-name="T2">(1 entry</text:span></text:p>
          <text:p text:style-name="P3"><text:span text:style-name="T2">per WF)</text:span></text:p>
          <draw:enhanced-geometry svg:viewBox="0 0 21600 21600" draw:type="rectangle" draw:enhanced-path="M 0 0 L 21600 0 21600 21600 0 21600 0 0 Z N"/>
        </draw:custom-shape>
        <draw:rect draw:style-name="gr5" draw:text-style-name="P5" draw:layer="layout" svg:width="0.75cm" svg:height="0.5cm" svg:x="15cm" svg:y="2.75cm">
          <text:p text:style-name="P1"><text:span text:style-name="T2">WF</text:span><text:span text:style-name="T3">0</text:span></text:p>
        </draw:rect>
        <draw:rect draw:style-name="gr5" draw:text-style-name="P5" draw:layer="layout" svg:width="0.75cm" svg:height="0.5cm" svg:x="15cm" svg:y="3.25cm">
          <text:p text:style-name="P1"><text:span text:style-name="T2">WF</text:span><text:span text:style-name="T3">1</text:span></text:p>
        </draw:rect>
        <draw:rect draw:style-name="gr5" draw:text-style-name="P5" draw:layer="layout" svg:width="0.75cm" svg:height="0.5cm" svg:x="15cm" svg:y="4.25cm">
          <text:p text:style-name="P1"><text:span text:style-name="T2">WF</text:span><text:span text:style-name="T3">N-1</text:span></text:p>
        </draw:rect>
        <draw:custom-shape draw:style-name="gr6" draw:text-style-name="P6" draw:layer="layout" svg:width="0.5cm" svg:height="0.75cm" draw:transform="rotate (-1.57079632679579) translate (15.75cm 3.75cm)">
          <text:p text:style-name="P1"><text:span text:style-name="T4">···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4.75cm" svg:y1="3cm" svg:x2="15cm" svg:y2="3cm">
          <text:p/>
        </draw:line>
        <draw:line draw:style-name="gr3" draw:text-style-name="P1" draw:layer="layout" svg:x1="14.75cm" svg:y1="3.5cm" svg:x2="15cm" svg:y2="3.5cm">
          <text:p/>
        </draw:line>
        <draw:line draw:style-name="gr3" draw:text-style-name="P1" draw:layer="layout" svg:x1="14.75cm" svg:y1="4.5cm" svg:x2="15cm" svg:y2="4.5cm">
          <text:p/>
        </draw:line>
        <draw:line draw:style-name="gr7" draw:text-style-name="P1" draw:layer="layout" svg:x1="14.75cm" svg:y1="3cm" svg:x2="14.75cm" svg:y2="4.5cm">
          <text:p/>
        </draw:line>
        <draw:line draw:style-name="gr3" draw:text-style-name="P1" draw:layer="layout" svg:x1="17.75cm" svg:y1="3.75cm" svg:x2="18.25cm" svg:y2="3.75cm">
          <text:p/>
        </draw:line>
        <draw:custom-shape draw:style-name="gr2" draw:text-style-name="P2" draw:layer="layout" svg:width="1.5cm" svg:height="2.25cm" svg:x="18.25cm" svg:y="2.75cm">
          <text:p text:style-name="P1"><text:span text:style-name="T1">Comple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.25cm" svg:x="18.5cm" svg:y="3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75cm" svg:y1="3.75cm" svg:x2="16.25cm" svg:y2="3.75cm">
          <text:p/>
        </draw:line>
        <draw:custom-shape draw:style-name="gr2" draw:text-style-name="P2" draw:layer="layout" svg:width="1.5cm" svg:height="2.25cm" svg:x="16.25cm" svg:y="2.75cm">
          <text:p text:style-name="P1"><text:span text:style-name="T1">Execu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.25cm" svg:x="16.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25cm" svg:height="5.75cm" svg:x="5cm" svg:y="7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2.25cm" svg:x="7.25cm" svg:y="9.25cm">
          <text:p text:style-name="P1"><text:span text:style-name="T1">Fet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.25cm" svg:x="7.5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8.75cm" svg:y1="10.25cm" svg:x2="9.25cm" svg:y2="10.25cm">
          <text:p/>
        </draw:line>
        <draw:g>
          <draw:custom-shape draw:style-name="gr6" draw:text-style-name="P6" draw:layer="layout" svg:width="0.75cm" svg:height="0.5cm" svg:x="9.25cm" svg:y="10cm">
            <text:p text:style-name="P1"><text:span text:style-name="T4">···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cm" svg:height="0.5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cm" svg:height="0.5cm" svg:x="10.25cm" svg:y="10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cm" svg:height="0.5cm" svg:x="10.5cm" svg:y="10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1.5cm" svg:height="0.5cm" svg:x="9.25cm" svg:y="10.5cm">
          <text:p text:style-name="P3"><text:span text:style-name="T2">Instruction</text:span></text:p>
          <text:p text:style-name="P3"><text:span text:style-name="T2">byte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75cm" svg:y1="10.25cm" svg:x2="11.25cm" svg:y2="10.25cm">
          <text:p/>
        </draw:line>
        <draw:custom-shape draw:style-name="gr2" draw:text-style-name="P2" draw:layer="layout" svg:width="1.5cm" svg:height="2.25cm" svg:x="11.25cm" svg:y="9.25cm">
          <text:p text:style-name="P1"><text:span text:style-name="T1">Dec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.25cm" svg:x="11.5cm" svg:y="10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75cm" svg:y1="10.25cm" svg:x2="13.25cm" svg:y2="10.25cm">
          <text:p/>
        </draw:line>
        <draw:g>
          <draw:custom-shape draw:style-name="gr8" draw:text-style-name="P1" draw:layer="layout" svg:width="0.5cm" svg:height="1.5cm" svg:x="14.25cm" svg:y="9.5cm">
            <text:p text:style-name="P1">x</text:p>
            <text:p text:style-name="P1">y</text:p>
            <text:p text:style-name="P1">z</text:p>
            <text:p text:style-name="P1">w</text:p>
            <text:p text:style-name="P1">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1cm" svg:height="1.5cm" svg:x="13.25cm" svg:y="9.5cm">
            <text:p text:style-name="P1"><text:span text:style-name="T5">VLIW</text:span></text:p>
            <text:p text:style-name="P1"><text:span text:style-name="T5">bundle</text:span></text:p>
            <text:p text:style-name="P1"><text:span text:style-name="T5">buffer</text:span></text:p>
            <text:p text:style-name="P1"><text:span text:style-name="T5">(1 entr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9" draw:text-style-name="P1" draw:layer="layout" svg:width="1.5cm" svg:height="1.5cm" svg:x="13.25cm" svg:y="9.5cm">
            <text:p/>
          </draw:rect>
        </draw:g>
        <draw:custom-shape draw:style-name="gr6" draw:text-style-name="P5" draw:layer="layout" svg:width="1.5cm" svg:height="1.5cm" svg:x="7.25cm" svg:y="3cm">
          <text:p text:style-name="P1"><text:span text:style-name="T2">Instruction</text:span></text:p>
          <text:p text:style-name="P1"><text:span text:style-name="T2">Memory</text:span></text:p>
          <text:p text:style-name="P1"><text:span text:style-name="T2">(CF</text:span></text:p>
          <text:p text:style-name="P1"><text:span text:style-name="T2">Clause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75cm" svg:y1="3.75cm" svg:x2="9.25cm" svg:y2="3.75cm">
          <text:p/>
        </draw:line>
        <draw:line draw:style-name="gr3" draw:text-style-name="P1" draw:layer="layout" svg:x1="14.75cm" svg:y1="10.25cm" svg:x2="15.25cm" svg:y2="10.25cm">
          <text:p/>
        </draw:line>
        <draw:line draw:style-name="gr10" draw:text-style-name="P1" draw:layer="layout" svg:x1="16cm" svg:y1="9.25cm" svg:x2="16cm" svg:y2="8.5cm">
          <text:p/>
        </draw:line>
        <draw:line draw:style-name="gr10" draw:text-style-name="P1" draw:layer="layout" svg:x1="16cm" svg:y1="11.5cm" svg:x2="16cm" svg:y2="12cm">
          <text:p/>
        </draw:line>
        <draw:custom-shape draw:style-name="gr4" draw:text-style-name="P4" draw:layer="layout" svg:width="1.5cm" svg:height="0.75cm" svg:x="15.25cm" svg:y="12cm">
          <text:p text:style-name="P3"><text:span text:style-name="T2">From</text:span></text:p>
          <text:p text:style-name="P3"><text:span text:style-name="T2">Register</text:span></text:p>
          <text:p text:style-name="P3"><text:span text:style-name="T2">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2.25cm" svg:x="15.25cm" svg:y="9.25cm">
          <text:p text:style-name="P1"><text:span text:style-name="T1">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.25cm" svg:x="15.5cm" svg:y="10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75cm" svg:y1="10.25cm" svg:x2="17.25cm" svg:y2="10.25cm">
          <text:p/>
        </draw:line>
        <draw:custom-shape draw:style-name="gr2" draw:text-style-name="P2" draw:layer="layout" svg:width="2.25cm" svg:height="2.75cm" svg:x="17.25cm" svg:y="9cm">
          <text:p text:style-name="P1"><text:span text:style-name="T1">Execu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6.40159928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5cm" svg:height="1.75cm" svg:x="17.5cm" svg:y="9.7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5cm" svg:y1="10.25cm" svg:x2="20cm" svg:y2="10.25cm">
          <text:p/>
        </draw:line>
        <draw:custom-shape draw:style-name="gr2" draw:text-style-name="P2" draw:layer="layout" svg:width="1.5cm" svg:height="2.25cm" svg:x="20cm" svg:y="9.25cm">
          <text:p text:style-name="P1"><text:span text:style-name="T1">Wr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.25cm" svg:x="20.25cm" svg:y="10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75cm" svg:y1="8.5cm" svg:x2="20.75cm" svg:y2="9.25cm">
          <text:p/>
        </draw:line>
        <draw:line draw:style-name="gr10" draw:text-style-name="P1" draw:layer="layout" svg:x1="20.75cm" svg:y1="12cm" svg:x2="20.75cm" svg:y2="11.5cm">
          <text:p/>
        </draw:line>
        <draw:custom-shape draw:style-name="gr4" draw:text-style-name="P4" draw:layer="layout" svg:width="1.5cm" svg:height="0.75cm" svg:x="20cm" svg:y="12cm">
          <text:p text:style-name="P3"><text:span text:style-name="T2">To</text:span></text:p>
          <text:p text:style-name="P3"><text:span text:style-name="T2">Register</text:span></text:p>
          <text:p text:style-name="P3"><text:span text:style-name="T2">Fil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25cm" svg:height="0.75cm" svg:x="5cm" svg:y="2cm">
          <text:p text:style-name="P8"><text:span text:style-name="T6">CF Engine PIpelin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6.75cm" svg:height="0.75cm" svg:x="5cm" svg:y="7.25cm">
          <text:p text:style-name="P8"><text:span text:style-name="T7">ALU Engine</text:span></text:p>
          <draw:enhanced-geometry svg:viewBox="0 0 21600 21600" draw:type="rectangle" draw:enhanced-path="M 0 0 L 21600 0 21600 21600 0 21600 0 0 Z N"/>
        </draw:custom-shape>
        <draw:g>
          <draw:polygon draw:style-name="gr12" draw:text-style-name="P1" draw:layer="layout" svg:width="0.999cm" svg:height="1.999cm" draw:transform="rotate (1.5707963267946) translate (15cm 8.50000000000415cm)" svg:viewBox="0 0 1000 2000" draw:points="0,0 0,2000 0,2000 250,1800 250,1800 334,2000 334,2000 583,1800 583,1800 666,2000 666,2000 917,1800 917,1800 1000,2000 1000,0">
            <text:p/>
          </draw:polygon>
          <draw:rect draw:style-name="gr13" draw:text-style-name="P11" draw:layer="layout" svg:width="1.75cm" svg:height="1cm" svg:x="15cm" svg:y="7.5cm">
            <text:p text:style-name="P1"><text:span text:style-name="T2">Local</text:span></text:p>
            <text:p text:style-name="P1"><text:span text:style-name="T2">Memory</text:span></text:p>
          </draw:rect>
        </draw:g>
        <draw:g>
          <draw:polygon draw:style-name="gr12" draw:text-style-name="P1" draw:layer="layout" svg:width="0.999cm" svg:height="1.999cm" draw:transform="rotate (-1.57079632679579) translate (21.75cm 7.49999999999882cm)" svg:viewBox="0 0 1000 2000" draw:points="1000,0 1000,2000 1000,2000 750,1800 750,1800 666,2000 666,2000 417,1800 417,1800 334,2000 334,2000 83,1800 83,1800 0,2000 0,0">
            <text:p/>
          </draw:polygon>
          <draw:rect draw:style-name="gr13" draw:text-style-name="P11" draw:layer="layout" svg:width="1.75cm" svg:height="1cm" svg:x="20cm" svg:y="7.5cm">
            <text:p text:style-name="P1"><text:span text:style-name="T2">Local</text:span></text:p>
            <text:p text:style-name="P1"><text:span text:style-name="T2">Memory</text:span></text:p>
          </draw:rect>
        </draw:g>
        <draw:custom-shape draw:style-name="gr1" draw:text-style-name="P1" draw:layer="layout" svg:width="17.25cm" svg:height="5.5cm" svg:x="5cm" svg:y="13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6.25cm" svg:height="0.75cm" svg:x="5cm" svg:y="13.75cm">
          <text:p text:style-name="P8"><text:span text:style-name="T8">TEX Engin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.5cm" svg:x="5.25cm" svg:y="9.5cm">
          <text:p text:style-name="P1"><text:span text:style-name="T2">Instruction</text:span></text:p>
          <text:p text:style-name="P1"><text:span text:style-name="T2">Memory</text:span></text:p>
          <text:p text:style-name="P1"><text:span text:style-name="T2">(ALU</text:span></text:p>
          <text:p text:style-name="P1"><text:span text:style-name="T2">Clause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75cm" svg:y1="10.25cm" svg:x2="7.25cm" svg:y2="10.25cm">
          <text:p/>
        </draw:line>
        <draw:custom-shape draw:style-name="gr2" draw:text-style-name="P2" draw:layer="layout" svg:width="1.5cm" svg:height="2.25cm" svg:x="8.5cm" svg:y="15.5cm">
          <text:p text:style-name="P1"><text:span text:style-name="T1">Fet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.25cm" svg:x="8.75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cm" svg:y1="16.5cm" svg:x2="10.5cm" svg:y2="16.5cm">
          <text:p/>
        </draw:line>
        <draw:g>
          <draw:custom-shape draw:style-name="gr6" draw:text-style-name="P6" draw:layer="layout" svg:width="0.75cm" svg:height="0.5cm" svg:x="10.5cm" svg:y="16.25cm">
            <text:p text:style-name="P1"><text:span text:style-name="T4">···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cm" svg:height="0.5cm" svg:x="11.25cm" svg:y="16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cm" svg:height="0.5cm" svg:x="11.5cm" svg:y="16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cm" svg:height="0.5cm" svg:x="11.75cm" svg:y="16.25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1.5cm" svg:height="0.5cm" svg:x="10.5cm" svg:y="16.75cm">
          <text:p text:style-name="P3"><text:span text:style-name="T2">Instruction</text:span></text:p>
          <text:p text:style-name="P3"><text:span text:style-name="T2">byte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cm" svg:y1="16.5cm" svg:x2="12.5cm" svg:y2="16.5cm">
          <text:p/>
        </draw:line>
        <draw:custom-shape draw:style-name="gr2" draw:text-style-name="P2" draw:layer="layout" svg:width="1.5cm" svg:height="2.25cm" svg:x="12.5cm" svg:y="15.5cm">
          <text:p text:style-name="P1"><text:span text:style-name="T1">Dec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.25cm" svg:x="12.75cm" svg:y="16.2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cm" svg:y1="16.5cm" svg:x2="14.5cm" svg:y2="16.5cm">
          <text:p/>
        </draw:line>
        <draw:custom-shape draw:style-name="gr6" draw:text-style-name="P5" draw:layer="layout" svg:width="1.5cm" svg:height="1.5cm" svg:x="6.5cm" svg:y="15.75cm">
          <text:p text:style-name="P1"><text:span text:style-name="T2">Instruction</text:span></text:p>
          <text:p text:style-name="P1"><text:span text:style-name="T2">Memory</text:span></text:p>
          <text:p text:style-name="P1"><text:span text:style-name="T2">(TEX</text:span></text:p>
          <text:p text:style-name="P1"><text:span text:style-name="T2">Clause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cm" svg:y1="16.5cm" svg:x2="8.5cm" svg:y2="16.5cm">
          <text:p/>
        </draw:line>
        <draw:g>
          <draw:custom-shape draw:style-name="gr8" draw:text-style-name="P13" draw:layer="layout" svg:width="1.25cm" svg:height="1.5cm" svg:x="14.5cm" svg:y="15.75cm">
            <text:p text:style-name="P1"><text:span text:style-name="T9">TEX</text:span></text:p>
            <text:p text:style-name="P1"><text:span text:style-name="T9">instr.</text:span></text:p>
            <text:p text:style-name="P1"><text:span text:style-name="T9">buffer</text:span></text:p>
            <text:p text:style-name="P1"><text:span text:style-name="T9">(1 entr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9" draw:text-style-name="P1" draw:layer="layout" svg:width="1.25cm" svg:height="1.5cm" svg:x="14.5cm" svg:y="15.75cm">
            <text:p/>
          </draw:rect>
        </draw:g>
        <draw:custom-shape draw:style-name="gr4" draw:text-style-name="P4" draw:layer="layout" svg:width="1.5cm" svg:height="0.75cm" svg:x="16.25cm" svg:y="18.25cm">
          <text:p text:style-name="P3"><text:span text:style-name="T2">Request to</text:span></text:p>
          <text:p text:style-name="P3"><text:span text:style-name="T2">L1 cache</text:span></text:p>
          <text:p text:style-name="P3"><text:span text:style-name="T2">(Global Mem.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cm" svg:y1="18.25cm" svg:x2="17cm" svg:y2="17.75cm">
          <text:p/>
        </draw:line>
        <draw:line draw:style-name="gr10" draw:text-style-name="P1" draw:layer="layout" svg:x1="19cm" svg:y1="17.75cm" svg:x2="19cm" svg:y2="18.25cm">
          <text:p/>
        </draw:line>
        <draw:custom-shape draw:style-name="gr4" draw:text-style-name="P4" draw:layer="layout" svg:width="1.5cm" svg:height="0.5cm" svg:x="18.25cm" svg:y="18.25cm">
          <text:p text:style-name="P3"><text:span text:style-name="T2">Data from</text:span></text:p>
          <text:p text:style-name="P3"><text:span text:style-name="T2">L1 cach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9cm" svg:y1="14.75cm" svg:x2="19cm" svg:y2="15.5cm">
          <text:p/>
        </draw:line>
        <draw:custom-shape draw:style-name="gr4" draw:text-style-name="P4" draw:layer="layout" svg:width="1cm" svg:height="0.75cm" svg:x="18.5cm" svg:y="14cm">
          <text:p text:style-name="P3"><text:span text:style-name="T2">To</text:span></text:p>
          <text:p text:style-name="P3"><text:span text:style-name="T2">Register</text:span></text:p>
          <text:p text:style-name="P3"><text:span text:style-name="T2">Fil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cm" svg:y1="15.5cm" svg:x2="17cm" svg:y2="14.75cm">
          <text:p/>
        </draw:line>
        <draw:custom-shape draw:style-name="gr4" draw:text-style-name="P4" draw:layer="layout" svg:width="1cm" svg:height="0.75cm" svg:x="16.5cm" svg:y="14cm">
          <text:p text:style-name="P3"><text:span text:style-name="T2">From</text:span></text:p>
          <text:p text:style-name="P3"><text:span text:style-name="T2">Register</text:span></text:p>
          <text:p text:style-name="P3"><text:span text:style-name="T2">Fi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5cm" svg:height="0.25cm" draw:transform="rotate (1.5707963267946) translate (16.65cm 15.5cm)">
          <text:p text:style-name="P3"><text:span text:style-name="T2">addr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5cm" svg:height="0.25cm" draw:transform="rotate (1.5707963267946) translate (18.65cm 15.5cm)">
          <text:p text:style-name="P3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5.75cm" svg:y1="16.5cm" svg:x2="16.25cm" svg:y2="16.5cm">
          <text:p/>
        </draw:line>
        <draw:custom-shape draw:style-name="gr2" draw:text-style-name="P2" draw:layer="layout" svg:width="1.5cm" svg:height="2.25cm" svg:x="16.25cm" svg:y="15.5cm">
          <text:p text:style-name="P1"><text:span text:style-name="T1">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.25cm" svg:x="16.5cm" svg:y="16.2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75cm" svg:y1="16.5cm" svg:x2="18.25cm" svg:y2="16.5cm">
          <text:p/>
        </draw:line>
        <draw:custom-shape draw:style-name="gr2" draw:text-style-name="P2" draw:layer="layout" svg:width="1.5cm" svg:height="2.25cm" svg:x="18.25cm" svg:y="15.5cm">
          <text:p text:style-name="P1"><text:span text:style-name="T1">Wr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.25cm" svg:x="18.5cm" svg:y="16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draw:fill="none" draw:fill-color="#99ccff" draw:fill-gradient-name="Gradient_20_7" draw:fill-hatch-name="Hatch_20_91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Normal" style:font-family-generic="swiss" style:font-pitch="variable" fo:font-size="7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family="'Times New Roman'" style:font-style-name="Normal" style:font-family-generic="roman" style:font-pitch="variable" fo:font-size="9pt"/>
    </style:style>
    <style:style style:name="textbody" style:family="graphic" style:parent-style-name="standard">
      <style:graphic-properties draw:stroke="none" draw:fill="none"/>
      <style:paragraph-properties fo:line-height="85%" fo:text-align="center"/>
      <style:text-properties fo:font-family="Times" style:font-style-name="Predeterminado" style:font-family-generic="roman"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d" style:family="graphic" style:parent-style-name="standard">
      <style:graphic-properties draw:stroke="dash" draw:stroke-dash="Ultrafine_20_Dashed" svg:stroke-width="0.1cm" draw:marker-start-width="0.46cm" draw:marker-end-width="0.46cm"/>
    </style:style>
    <style:style style:name="Cuadro" style:family="graphic" style:parent-style-name="standard">
      <style:graphic-properties svg:stroke-width="0cm" draw:marker-start-width="0.31cm" draw:marker-end-width="0.31cm" draw:fill="solid" draw:fill-color="#e6e6e6"/>
    </style:style>
    <style:style style:name="Code" style:family="graphic" style:parent-style-name="standard">
      <style:graphic-properties draw:stroke="solid" draw:textarea-horizontal-align="left" draw:textarea-vertical-align="top"/>
      <style:text-properties fo:font-family="'Courier New'" style:font-style-name="Normal" style:font-family-generic="modern" style:font-pitch="fixed" fo:font-size="8pt" fo:font-weight="bold"/>
    </style:style>
    <style:style style:name="Gray_20_box" style:display-name="Gray box" style:family="graphic" style:parent-style-name="standard">
      <style:graphic-properties draw:stroke="none" draw:fill="solid" draw:fill-color="#cccccc"/>
    </style:style>
    <style:style style:name="Label_20_Right" style:display-name="Label Right" style:family="graphic" style:parent-style-name="standard">
      <style:graphic-properties draw:stroke="none" draw:textarea-horizontal-align="right" draw:textarea-vertical-align="middle"/>
      <style:paragraph-properties fo:text-align="end"/>
      <style:text-properties fo:font-family="Arial" style:font-style-name="Regular" style:font-family-generic="swiss" fo:font-size="9pt"/>
    </style:style>
    <style:style style:name="Arrow" style:family="graphic" style:parent-style-name="standard">
      <style:graphic-properties draw:marker-end="Arrow" draw:marker-end-width="0.178cm"/>
    </style:style>
    <style:style style:name="Ball_2b_Arrow" style:display-name="Ball+Arrow" style:family="graphic" style:parent-style-name="standard">
      <style:graphic-properties draw:marker-start="Circle" draw:marker-start-width="0.178cm" draw:marker-start-center="true" draw:marker-end="Arrow" draw:marker-end-width="0.178cm"/>
    </style:style>
    <style:style style:name="Label_20_Ctr" style:display-name="Label Ctr" style:family="graphic">
      <style:graphic-properties draw:textarea-horizontal-align="center"/>
      <style:paragraph-properties fo:text-align="center"/>
    </style:style>
    <style:style style:name="Label_20_Left" style:display-name="Label Left" style:family="graphic" style:parent-style-name="standard">
      <style:graphic-properties draw:stroke="none" draw:textarea-horizontal-align="left" draw:textarea-vertical-align="middle"/>
      <style:paragraph-properties fo:text-align="start"/>
      <style:text-properties fo:font-family="Arial" style:font-style-name="Regular" style:font-family-generic="swiss" fo:font-size="9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11-24T08:27:31</meta:creation-date>
    <dc:date>2011-09-29T16:19:42</dc:date>
    <meta:editing-duration>PT11H30M4S</meta:editing-duration>
    <meta:editing-cycles>71</meta:editing-cycles>
    <meta:generator>LibreOffice/3.3$Linux LibreOffice_project/330m19$Build-301</meta:generator>
    <dc:creator>Rafael Ubal</dc:creator>
    <meta:document-statistic meta:object-count="113"/>
    <meta:user-defined meta:name="Información 1"/>
    <meta:user-defined meta:name="Información 2"/>
    <meta:user-defined meta:name="Información 3"/>
    <meta:user-defined meta:name="Información 4"/>
  </office:meta>
</office:document-meta>
</file>